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257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65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964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49cm" fo:min-width="0cm" fo:padding-top="0.128cm" fo:padding-bottom="0.128cm" fo:padding-left="0.256cm" fo:padding-right="0.256cm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19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3cm" fo:margin-right="0cm" fo:line-height="99%" fo:text-indent="-0.313cm"/>
    </style:style>
    <style:style style:name="P11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2" style:family="paragraph">
      <style:paragraph-properties fo:margin-left="0.313cm" fo:margin-right="0cm" fo:line-height="91%" fo:text-indent="-0.313cm"/>
    </style:style>
    <style:style style:name="P13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14" style:family="paragraph">
      <style:paragraph-properties fo:margin-left="0.313cm" fo:margin-right="0cm" fo:line-height="101%" fo:text-indent="-0.313cm"/>
    </style:style>
    <style:style style:name="P15" style:family="paragraph">
      <style:paragraph-properties fo:margin-left="0.313cm" fo:margin-right="0cm" fo:line-height="102%" fo:text-indent="-0.313cm"/>
    </style:style>
    <style:style style:name="T1" style:family="text">
      <style:text-properties fo:color="#292929" style:font-name="Helvetica" fo:language="en" fo:country="GB" style:font-name-asian="Gothic" style:font-name-complex="Gothic"/>
    </style:style>
    <style:style style:name="T2" style:family="text">
      <style:text-properties fo:color="#000000" style:font-name="Helvetica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style:font-name="Helvetica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style:font-name="Helvetica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color="#000000" style:font-name="Courier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Courier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fo:color="#000000" style:font-name="Helvetica" fo:font-size="18pt" fo:language="en" fo:country="GB" fo:font-style="italic" style:font-name-asian="Gothic" style:font-size-asian="18pt" style:font-name-complex="Gothic" style:font-size-complex="18pt"/>
    </style:style>
    <style:style style:name="T10" style:family="text">
      <style:text-properties fo:color="#000000" style:font-name="Helvetica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1" style:family="text">
      <style:text-properties style:font-name="Courier" fo:font-size="18pt" fo:language="en" fo:country="GB" fo:font-weight="bold" style:font-name-asian="Gothic" style:font-size-asian="18pt" style:font-name-complex="Gothic" style:font-size-complex="18pt"/>
    </style:style>
    <style:style style:name="T12" style:family="text">
      <style:text-properties fo:color="#000000" style:font-name="Courier2" fo:font-size="12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14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15" style:family="text">
      <style:text-properties fo:color="#000000" style:font-name="Courier" fo:font-size="18pt" fo:language="en" fo:country="GB" fo:font-weight="bold" style:font-name-asian="Gothic" style:font-size-asian="18pt" style:font-name-complex="Gothic" style:font-size-complex="18pt"/>
    </style:style>
    <style:style style:name="T16" style:family="text">
      <style:text-properties fo:color="#000000" style:font-name="Helvetica" fo:font-size="18pt" fo:language="en" fo:country="GB" fo:font-weight="bold" style:font-name-asian="Gothic" style:font-size-asian="18pt" style:font-name-complex="Gothic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min-label-width="0.31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">
        <style:list-level-properties text:min-label-width="0.313cm"/>
        <style:text-properties style:font-name="Helvetica1" fo:color="#000000" fo:font-size="54%"/>
      </text:list-level-style-bullet>
      <text:list-level-style-bullet text:level="2" text:bullet-char="–">
        <style:list-level-properties text:space-before="1.27cm" text:min-label-width="0.7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313cm"/>
        <style:text-properties fo:font-family="StarSymbol" style:font-pitch="variable" style:font-charset="x-symbol" fo:color="#000000" fo:font-size="54%"/>
      </text:list-level-style-bullet>
      <text:list-level-style-bullet text:level="2" text:bullet-char="–">
        <style:list-level-properties text:space-before="1.27cm" text:min-label-width="0.7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">
        <style:list-level-properties text:min-label-width="0.313cm"/>
        <style:text-properties style:font-name="Courier1" fo:color="#000000" fo:font-size="54%"/>
      </text:list-level-style-bullet>
      <text:list-level-style-bullet text:level="2" text:bullet-char="–">
        <style:list-level-properties text:space-before="1.27cm" text:min-label-width="0.7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313cm"/>
        <style:text-properties fo:font-family="StarSymbol" style:font-pitch="variable" fo:color="#000000" fo:font-size="54%"/>
      </text:list-level-style-bullet>
      <text:list-level-style-bullet text:level="2" text:bullet-char="–">
        <style:list-level-properties text:space-before="1.27cm" text:min-label-width="0.7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text-style-name="P3" draw:layer="layout" svg:width="20.478cm" svg:height="11.915cm" svg:x="4.022cm" svg:y="3.175cm">
          <draw:text-box>
            <text:p text:style-name="P7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<text:p text:style-name="P8"><text:span text:style-name="T5"/></text:p>
            <text:p text:style-name="P8"><text:span text:style-name="T4">Stackmodell</text:span></text:p>
            <text:p text:style-name="P8"><text:span text:style-name="T5"/></text:p>
            <text:p text:style-name="P8"><text:span text:style-name="T4">Parameterübergabe</text:span></text:p>
            <text:p text:style-name="P8"><text:span text:style-name="T5"/></text:p>
            <text:p text:style-name="P8"><text:span text:style-name="T4">Rückgabewert auf Stack</text:span></text:p>
            <text:p text:style-name="P8"><text:span text:style-name="T4"/></text:p>
            <text:p text:style-name="P8"><text:span text:style-name="T4">Rücksprungadresse auch auf Stack!</text:span></text:p>
            <text:p text:style-name="P8"><text:span text:style-name="T5"/></text:p>
            <text:p text:style-name="P8"><text:span text:style-name="T4">"Runtime" Parameterhandling von C Implementiert!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3.132cm" svg:x="4.022cm" svg:y="3.175cm">
          <draw:text-box>
            <text:p text:style-name="P7"><text:span text:style-name="T4">Einfache Typen:</text:span><text:span text:style-name="T4"><text:line-break/></text:span><text:span text:style-name="T4"><text:line-break/></text:span><text:span text:style-name="T7">int, char, long, ...</text:span></text:p>
            <text:p text:style-name="P10"><text:span text:style-name="T8"/></text:p>
            <text:p text:style-name="P8"><text:span text:style-name="T4">Deklaration</text:span><text:span text:style-name="T4"><text:line-break/></text:span><text:span text:style-name="T4"><text:line-break/></text:span><text:span text:style-name="T8">int zahl;</text:span><text:span text:style-name="T8"><text:line-break/></text:span><text:span text:style-name="T8">char buchstaben;</text:span></text:p>
            <text:p text:style-name="P8"><text:span text:style-name="T5"/></text:p>
            <text:p text:style-name="P8"><text:span text:style-name="T4">Funktionsdeklaration:</text:span><text:span text:style-name="T4"><text:line-break/></text:span><text:span text:style-name="T7"><text:line-break/></text:span><text:span text:style-name="T8">void f(int z);</text:span></text:p>
            <text:p text:style-name="P10"><text:span text:style-name="T8"/></text:p>
            <text:p text:style-name="P8"><text:span text:style-name="T4">Parameterübergabe </text:span><text:span text:style-name="T9">immer</text:span><text:span text:style-name="T4"> “by value” auf dem Stack:</text:span><text:span text:style-name="T4"><text:line-break/></text:span><text:span text:style-name="T7"><text:line-break/></text:span><text:span text:style-name="T8">f(zahl)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478cm" svg:x="4.022cm" svg:y="3.175cm">
          <draw:text-box>
            <text:p text:style-name="P7"><text:span text:style-name="T4">Pointer:</text:span><text:span text:style-name="T4"><text:line-break/></text:span><text:span text:style-name="T4"><text:line-break/></text:span><text:span text:style-name="T7">int*, char*, long*, ...</text:span></text:p>
            <text:p text:style-name="P10"><text:span text:style-name="T8"/></text:p>
            <text:p text:style-name="P11"><text:span text:style-name="T4">Deklaration</text:span><text:span text:style-name="T4"><text:line-break/></text:span><text:span text:style-name="T4"><text:line-break/></text:span><text:span text:style-name="T8">int* zahl_p;</text:span><text:span text:style-name="T8"><text:line-break/></text:span><text:span text:style-name="T8">char* buchstaben_p;</text:span><text:span text:style-name="T8"><text:tab/></text:span><text:span text:style-name="T8"><text:tab/></text:span><text:span text:style-name="T8">/* oft ein Pointer auf einen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* String!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*/</text:span></text:p>
            <text:p text:style-name="P8"><text:span text:style-name="T5"/></text:p>
            <text:p text:style-name="P8"><text:span text:style-name="T4">Funktionsdeklaration:</text:span><text:span text:style-name="T4"><text:line-break/></text:span><text:span text:style-name="T7"><text:line-break/></text:span><text:span text:style-name="T8">void f(int* z_p);</text:span></text:p>
            <text:p text:style-name="P10"><text:span text:style-name="T8"/></text:p>
            <text:p text:style-name="P8"><text:span text:style-name="T4">Übergeben wird </text:span><text:span text:style-name="T9">immer</text:span><text:span text:style-name="T4"> Wert (d.h. hier wird </text:span><text:span text:style-name="T10">Adresse</text:span><text:span text:style-name="T4"> als </text:span><text:span text:style-name="T9">Wert </text:span><text:span text:style-name="T4">übergeben):</text:span><text:span text:style-name="T4"><text:line-break/></text:span><text:span text:style-name="T7"><text:line-break/></text:span><text:span text:style-name="T8">f(zahl_p);</text:span></text:p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4.821cm" svg:x="4.022cm" svg:y="3.175cm">
          <draw:text-box>
            <text:p text:style-name="P7"><text:span text:style-name="T4">mehrere Bedeutungen des Stern Operators</text:span></text:p>
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8">* buchstaben_p = "p";</text:span><text:span text:style-name="T8"><text:line-break/></text:span><text:span text:style-name="T8"><text:line-break/></text:span><text:span text:style-name="T5">(Achtung: String!)</text:span><text:span text:style-name="T8"><text:line-break/></text:span><text:span text:style-name="T8"/></text:p>
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8"> buchstaben;</text:span><text:span text:style-name="T8"><text:line-break/></text:span><text:span text:style-name="T8"><text:line-break/></text:span><text:span text:style-name="T8">buchstaben = </text:span><text:span text:style-name="T11">buchstaben_p;</text:span><text:span text:style-name="T11"><text:tab/></text:span><text:span text:style-name="T11"><text:tab/></text:span><text:span text:style-name="T11">/</text:span><text:span text:style-name="T8">* Bug? */</text:span></text:p>
            <text:p text:style-name="P8"><text:span text:style-name="T5"/></text:p>
            <text:p text:style-name="P8"><text:span text:style-name="T4">Operatoren Reihenfolge, Achtung "C Code":</text:span><text:span text:style-name="T4"><text:line-break/></text:span><text:span text:style-name="T4"><text:line-break/></text:span><text:span text:style-name="T8">for(;*to++ = *from++;);</text:span><text:span text:style-name="T8"><text:line-break/></text:span><text:span text:style-name="T8"><text:line-break/></text:span><text:span text:style-name="T8">“++” </text:span><text:span text:style-name="T4">bindet stärker als </text:span><text:span text:style-name="T7">“*” </text:span></text:p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6.541cm" svg:x="4.022cm" svg:y="3.175cm">
          <draw:text-box>
            <text:p text:style-name="P7"><text:span text:style-name="T4">Operator "&amp;":</text:span><text:span text:style-name="T4"><text:line-break/></text:span><text:span text:style-name="T4"><text:line-break/></text:span><text:span text:style-name="T7">int z;</text:span><text:span text:style-name="T7"><text:line-break/></text:span><text:span text:style-name="T7">int* z_p;</text:span><text:span text:style-name="T7"><text:line-break/></text:span><text:span text:style-name="T7"><text:line-break/></text:span><text:span text:style-name="T7">z=7;</text:span><text:span text:style-name="T7"><text:line-break/></text:span><text:span text:style-name="T7">z_p = &amp;z;</text:span><text:span text:style-name="T7"><text:line-break/></text:span><text:span text:style-name="T7">*z_p = 9;</text:span></text:p>
            <text:p text:style-name="P10"><text:span text:style-name="T8"/></text:p>
            <text:p text:style-name="P10"><text:span text:style-name="T7">void f(int* i);</text:span><text:span text:style-name="T7"><text:line-break/></text:span><text:span text:style-name="T7"><text:line-break/></text:span><text:span text:style-name="T7">int z;</text:span><text:span text:style-name="T7"><text:line-break/></text:span><text:span text:style-name="T7"><text:line-break/></text:span><text:span text:style-name="T7">f(&amp;z);</text:span></text:p>
            <text:p text:style-name="P10"><text:span text:style-name="T8"/></text:p>
            <text:p text:style-name="P8"><text:span text:style-name="T4">Achtung:</text:span><text:span text:style-name="T4"><text:line-break/></text:span><text:span text:style-name="T8">int z1, z2, z3;</text:span><text:span text:style-name="T8"><text:line-break/></text:span><text:span text:style-name="T8"><text:line-break/></text:span><text:span text:style-name="T8">z3 = z1 &amp; z2;</text:span><text:span text:style-name="T8"><text:tab/></text:span><text:span text:style-name="T8"><text:tab/></text:span><text:span text:style-name="T8"><text:tab/></text:span><text:span text:style-name="T8"># bitweise und-Verknüpfung</text:span></text:p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p text:style-name="P12"><text:span text:style-name="T7">char c[20];</text:span><text:span text:style-name="T7"><text:line-break/></text:span><text:span text:style-name="T7"><text:line-break/></text:span><text:span text:style-name="T4">oft als String verwendet. Dann mit '\0' abgeschlossen:</text:span><text:span text:style-name="T7"><text:line-break/></text:span><text:span text:style-name="T7"><text:line-break/></text:span><text:span text:style-name="T7">char ca[2] = "a";</text:span><text:span text:style-name="T7"><text:line-break/></text:span><text:span text:style-name="T7">char cb[2];</text:span><text:span text:style-name="T7"><text:line-break/></text:span><text:span text:style-name="T7"><text:line-break/></text:span><text:span text:style-name="T7">cb[0] = 'b';</text:span><text:span text:style-name="T7"><text:line-break/></text:span><text:span text:style-name="T7">cb[1] = '\0';</text:span><text:span text:style-name="T7"><text:line-break/></text:span><text:span text:style-name="T7"><text:line-break/></text:span><text:span text:style-name="T4">beachte verschiedene Anführungszeichen.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p text:style-name="P7"><text:span text:style-name="T4">Jedoch:</text:span><text:span text:style-name="T4"><text:line-break/></text:span><text:span text:style-name="T4"><text:line-break/></text:span><text:span text:style-name="T7">$ cat -n kak.c</text:span><text:span text:style-name="T7"><text:line-break/></text:span><text:span text:style-name="T7"> <text:s text:c="4"/>1 <text:s/>void f(char a[]);</text:span><text:span text:style-name="T7"><text:line-break/></text:span><text:span text:style-name="T7"> <text:s text:c="4"/>2 <text:s/>void g(char a[20]);</text:span><text:span text:style-name="T7"><text:line-break/></text:span><text:span text:style-name="T7"> <text:s text:c="4"/>3</text:span><text:span text:style-name="T7"><text:line-break/></text:span><text:span text:style-name="T7"> <text:s text:c="4"/>4 <text:s/>main() {</text:span><text:span text:style-name="T7"><text:line-break/></text:span><text:span text:style-name="T7"> <text:s text:c="4"/>5 <text:s text:c="3"/>char a[];</text:span><text:span text:style-name="T7"><text:line-break/></text:span><text:span text:style-name="T7"> <text:s text:c="4"/>6 <text:s/>}</text:span><text:span text:style-name="T7"><text:line-break/></text:span><text:span text:style-name="T7"><text:line-break/></text:span><text:span text:style-name="T8">$ gcc kak.c</text:span><text:span text:style-name="T8"><text:line-break/></text:span><text:span text:style-name="T8">kak.c: In function `main':</text:span><text:span text:style-name="T8"><text:line-break/></text:span><text:span text:style-name="T8">kak.c:5: array size missing in `a'</text:span><text:span text:style-name="T8"><text:line-break/></text:span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13" draw:text-style-name="P3" draw:layer="layout" svg:width="20.478cm" svg:height="16.804cm" svg:x="4.022cm" svg:y="2.341cm">
          <draw:text-box>
            <text:p text:style-name="P7"><text:span text:style-name="T4">Achtung:</text:span></text:p>
            <text:p text:style-name="P7"><text:span text:style-name="T12"/></text:p>
            <text:p text:style-name="P7"><text:span text:style-name="T12">$ cat -n kak.c</text:span></text:p>
            <text:p text:style-name="P7"><text:span text:style-name="T12"><text:s text:c="5"/></text:span><text:span text:style-name="T12">1 <text:s/>#define print(x, y) printf(x,y); fflush(0)</text:span></text:p>
            <text:p text:style-name="P7"><text:span text:style-name="T12"><text:s text:c="5"/></text:span><text:span text:style-name="T12">2</text:span></text:p>
            <text:p text:style-name="P7"><text:span text:style-name="T12"><text:s text:c="5"/></text:span><text:span text:style-name="T12">3 <text:s/>void f(char** str) {</text:span></text:p>
            <text:p text:style-name="P7"><text:span text:style-name="T12"><text:s text:c="5"/></text:span><text:span text:style-name="T12">4 <text:s text:c="9"/>print("%p ", &amp;str);</text:span></text:p>
            <text:p text:style-name="P7"><text:span text:style-name="T12"><text:s text:c="5"/></text:span><text:span text:style-name="T12">5 <text:s text:c="9"/>print("%p ", str);</text:span></text:p>
            <text:p text:style-name="P7"><text:span text:style-name="T12"><text:s text:c="5"/></text:span><text:span text:style-name="T12">6 <text:s text:c="9"/>print("%s ", *str);</text:span></text:p>
            <text:p text:style-name="P7"><text:span text:style-name="T12"><text:s text:c="5"/></text:span><text:span text:style-name="T12">7 <text:s text:c="9"/>print("%c\n", **str);</text:span></text:p>
            <text:p text:style-name="P7"><text:span text:style-name="T12"><text:s text:c="5"/></text:span><text:span text:style-name="T12">8 <text:s/>}</text:span></text:p>
            <text:p text:style-name="P7"><text:span text:style-name="T12"><text:s text:c="5"/></text:span><text:span text:style-name="T12">9</text:span></text:p>
            <text:p text:style-name="P7"><text:span text:style-name="T12"><text:s text:c="4"/></text:span><text:span text:style-name="T12">10 <text:s/>main() {</text:span></text:p>
            <text:p text:style-name="P7"><text:span text:style-name="T12"><text:s text:c="4"/></text:span><text:span text:style-name="T12">11 <text:s text:c="9"/>char c[20] = "abcde";</text:span></text:p>
            <text:p text:style-name="P7"><text:span text:style-name="T12"><text:s text:c="4"/></text:span><text:span text:style-name="T12">12 <text:s text:c="9"/>char* c_p;</text:span></text:p>
            <text:p text:style-name="P7"><text:span text:style-name="T12"><text:s text:c="4"/></text:span><text:span text:style-name="T12">13</text:span></text:p>
            <text:p text:style-name="P7"><text:span text:style-name="T12"><text:s text:c="4"/></text:span><text:span text:style-name="T12">14 <text:s text:c="9"/>c_p = c;</text:span></text:p>
            <text:p text:style-name="P7"><text:span text:style-name="T12"><text:s text:c="4"/></text:span><text:span text:style-name="T12">15</text:span></text:p>
            <text:p text:style-name="P7"><text:span text:style-name="T12"><text:s text:c="4"/></text:span><text:span text:style-name="T12">16 <text:s text:c="9"/>print("%p ", &amp;c);</text:span></text:p>
            <text:p text:style-name="P7"><text:span text:style-name="T12"><text:s text:c="4"/></text:span><text:span text:style-name="T12">17 <text:s text:c="9"/>print("%p ", c);</text:span></text:p>
            <text:p text:style-name="P7"><text:span text:style-name="T12"><text:s text:c="4"/></text:span><text:span text:style-name="T12">18 <text:s text:c="9"/>print("%s ", c);</text:span></text:p>
            <text:p text:style-name="P7"><text:span text:style-name="T12"><text:s text:c="4"/></text:span><text:span text:style-name="T12">19 <text:s text:c="9"/>print("%c\n", *c);</text:span></text:p>
            <text:p text:style-name="P7"><text:span text:style-name="T12"><text:s text:c="4"/></text:span><text:span text:style-name="T12">20</text:span></text:p>
            <text:p text:style-name="P7"><text:span text:style-name="T12"><text:s text:c="4"/></text:span><text:span text:style-name="T12">21 <text:s text:c="9"/>print("%p ", &amp;c_p);</text:span></text:p>
            <text:p text:style-name="P7"><text:span text:style-name="T12"><text:s text:c="4"/></text:span><text:span text:style-name="T12">22 <text:s text:c="9"/>print("%p ", c_p);</text:span></text:p>
            <text:p text:style-name="P7"><text:span text:style-name="T12"><text:s text:c="4"/></text:span><text:span text:style-name="T12">23 <text:s text:c="9"/>print("%s ", c_p);</text:span></text:p>
            <text:p text:style-name="P7"><text:span text:style-name="T12"><text:s text:c="4"/></text:span><text:span text:style-name="T12">24 <text:s text:c="9"/>print("%c\n", *c_p);</text:span></text:p>
            <text:p text:style-name="P7"><text:span text:style-name="T12"><text:s text:c="4"/></text:span><text:span text:style-name="T12">25</text:span></text:p>
            <text:p text:style-name="P7"><text:span text:style-name="T12"><text:s text:c="4"/></text:span><text:span text:style-name="T12">26 <text:s text:c="9"/>f(&amp;c_p);</text:span></text:p>
            <text:p text:style-name="P7"><text:span text:style-name="T12"><text:s text:c="4"/></text:span><text:span text:style-name="T12">27 <text:s text:c="9"/>f(&amp;c);</text:span></text:p>
            <text:p text:style-name="P7"><text:span text:style-name="T12"><text:s text:c="4"/></text:span><text:span text:style-name="T12">28 <text:s/>}</text:span></text:p>
            <text:p text:style-name="P7"><text:span text:style-name="T12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704cm" svg:x="4.022cm" svg:y="3.175cm">
          <draw:text-box>
            <text:p text:style-name="P12"><text:span text:style-name="T7">$ gcc -g kak.c</text:span></text:p>
            <text:p text:style-name="P12"><text:span text:style-name="T7">kak.c: In function `main':</text:span></text:p>
            <text:p text:style-name="P12"><text:span text:style-name="T7">kak.c:27: warning: passing arg 1 of `f' from</text:span></text:p>
            <text:p text:style-name="P12"><text:span text:style-name="T7"><text:s text:c="19"/></text:span><text:span text:style-name="T7">incompatible pointer type</text:span></text:p>
            <text:p text:style-name="P12"><text:span text:style-name="T7">$ ./a.out</text:span></text:p>
            <text:p text:style-name="P12"><text:span text:style-name="T7">0xbffff8b0 0xbffff8b0 abcde a</text:span></text:p>
            <text:p text:style-name="P12"><text:span text:style-name="T7">0xbffff8ac 0xbffff8b0 abcde a</text:span></text:p>
            <text:p text:style-name="P12"><text:span text:style-name="T7">0xbffff890 0xbffff8ac abcde a</text:span></text:p>
            <text:p text:style-name="P12"><text:span text:style-name="T7">0xbffff890 0xbffff8b0 Segmentation fault</text:span></text:p>
            <text:p text:style-name="P12"><text:span text:style-name="T13"/></text:p>
            <text:p text:style-name="P12"><text:span text:style-name="T13">ein Array ist keine Variable sondern ein Ausdruck und wird vom Compiler mit einem Pointer auf das erste Element des Arrays ersetzt</text:span></text:p>
            <text:p text:style-name="P12"><text:span text:style-name="T13">ein Array ist ein </text:span><text:span text:style-name="T14">konstanter </text:span><text:span text:style-name="T13">Pointer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3" draw:layer="layout" svg:width="20.478cm" svg:height="16.876cm" svg:x="4.022cm" svg:y="3.175cm">
          <draw:text-box>
            <text:p text:style-name="P13"><text:span text:style-name="T7">struct my_struct {</text:span><text:span text:style-name="T7"><text:line-break/></text:span><text:span text:style-name="T7"> <text:s/>int a;</text:span><text:span text:style-name="T7"><text:line-break/></text:span><text:span text:style-name="T7"> <text:s/>char b;</text:span><text:span text:style-name="T7"><text:line-break/></text:span><text:span text:style-name="T7">} s1;</text:span><text:span text:style-name="T7"><text:line-break/></text:span><text:span text:style-name="T7"><text:line-break/></text:span><text:span text:style-name="T7">struct my_struct s2;</text:span><text:span text:style-name="T7"><text:line-break/></text:span><text:span text:style-name="T7"><text:line-break/></text:span><text:span text:style-name="T7">struct my_struct* s2_p;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s1.a = 2;</text:span><text:span text:style-name="T7"><text:line-break/></text:span><text:span text:style-name="T7"> <text:s/>s2.b = 'z';</text:span><text:span text:style-name="T7"><text:line-break/></text:span><text:span text:style-name="T7"><text:line-break/></text:span><text:span text:style-name="T7"> <text:s/>s2_p = &amp;s2;</text:span><text:span text:style-name="T7"><text:line-break/></text:span><text:span text:style-name="T7"> <text:s/>(*s2_p).a = 3;</text:span><text:span text:style-name="T7"><text:line-break/></text:span><text:span text:style-name="T7"> <text:s/></text:span><text:span text:style-name="T15">s2_p-&gt;a</text:span><text:span text:style-name="T7"> <text:s text:c="2"/>= 3;</text:span><text:span text:style-name="T7"><text:tab/></text:span><text:span text:style-name="T7"><text:tab/></text:span><text:span text:style-name="T7"># gleich wie eben, abe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# leichter zu lesen</text:span><text:span text:style-name="T7"><text:line-break/></text:span><text:span text:style-name="T7"> <text:s/></text:span><text:span text:style-name="T7"><text:line-break/></text:span><text:span text:style-name="T8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p text:style-name="P7"><text:span text:style-name="T4">Alias, "neuen `einfachen' Typ definieren"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7"><text:line-break/></text:span><text:span text:style-name="T7"><text:line-break/></text:span><text:span text:style-name="T7">typedef struct my_struct* my_struct_p;</text:span><text:span text:style-name="T7"><text:line-break/></text:span><text:span text:style-name="T7"><text:line-break/></text:span><text:span text:style-name="T7">my_struct_p m_p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0.663cm" svg:x="4.022cm" svg:y="3.175cm">
          <draw:text-box>
            <text:p text:style-name="P12"><text:span text:style-name="T7">void f(int a) {</text:span><text:span text:style-name="T7"><text:line-break/></text:span><text:span text:style-name="T7"> <text:s/>printf("the number is %d\n", a);</text:span><text:span text:style-name="T7"><text:line-break/></text:span><text:span text:style-name="T7">}</text:span><text:span text:style-name="T7"><text:line-break/></text:span><text:span text:style-name="T7"><text:line-break/></text:span><text:span text:style-name="T7">void exec(void function(int a), int argument) {</text:span><text:span text:style-name="T7"><text:line-break/></text:span><text:span text:style-name="T7"> <text:s/>function(argument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exec(f, 3);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3.705cm" svg:x="4.022cm" svg:y="3.175cm">
          <draw:text-box>
            <text:p text:style-name="P7"><text:span text:style-name="T4">Achtung:</text:span><text:span text:style-name="T7"><text:line-break/></text:span><text:span text:style-name="T7"><text:line-break/></text:span><text:span text:style-name="T7">void f() {};</text:span><text:span text:style-name="T7"><text:line-break/></text:span><text:span text:style-name="T7"><text:line-break/></text:span><text:span text:style-name="T7">void test(void (*func)()) {</text:span><text:span text:style-name="T7"><text:line-break/></text:span><text:span text:style-name="T7"> <text:s/>printf("%p %p %p\n", &amp;func, func, *func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printf("%p %p %p\n", &amp;f, f, *f);</text:span><text:span text:style-name="T7"><text:line-break/></text:span><text:span text:style-name="T7"> <text:s/>test(f);</text:span><text:span text:style-name="T7"><text:line-break/></text:span><text:span text:style-name="T7">}</text:span><text:span text:style-name="T7"><text:line-break/></text:span><text:span text:style-name="T7"><text:line-break/></text:span><text:span text:style-name="T7">$ ./a.out</text:span><text:span text:style-name="T7"><text:line-break/></text:span><text:span text:style-name="T7">0x80483f0 0x80483f0 0x80483f0</text:span><text:span text:style-name="T7"><text:line-break/></text:span><text:span text:style-name="T7">0xbffff984 0x80483f0 0x80483f0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p text:style-name="P7"><text:span text:style-name="T4">möglich!</text:span></text:p>
            <text:p text:style-name="P8"><text:span text:style-name="T4">Pointer auf Pointer</text:span></text:p>
            <text:p text:style-name="P8"><text:span text:style-name="T4">Pointer auf Struktur</text:span></text:p>
            <text:p text:style-name="P8"><text:span text:style-name="T4">Arrays von Pointern auf Strukturen etc.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p text:style-name="P12"><text:span text:style-name="T7">int b;</text:span></text:p>
            <text:p text:style-name="P10"><text:span text:style-name="T7">int* b_p;</text:span></text:p>
            <text:p text:style-name="P10"><text:span text:style-name="T8"/></text:p>
            <text:p text:style-name="P10"><text:span text:style-name="T7">b_p = &amp;b;</text:span></text:p>
            <text:p text:style-name="P10"><text:span text:style-name="T8"/></text:p>
            <text:p text:style-name="P8"><text:span text:style-name="T4">Wert übergeben</text:span></text:p>
            <text:p text:style-name="P10"><text:span text:style-name="T8"/></text:p>
            <text:p text:style-name="P10"><text:span text:style-name="T7">void f(int x);</text:span></text:p>
            <text:p text:style-name="P10"><text:span text:style-name="T7">f(b);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8" draw:text-style-name="P3" draw:layer="layout" svg:width="20.478cm" svg:height="13.675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5"/></text:p>
            <text:p text:style-name="P10"><text:span text:style-name="T7">void f_(int* x) { *x = 7; }</text:span></text:p>
            <text:p text:style-name="P10"><text:span text:style-name="T7">f_(b_p);</text:span></text:p>
            <text:p text:style-name="P10"><text:span text:style-name="T8"/></text:p>
            <text:p text:style-name="P10"><text:span text:style-name="T7">struct s {</text:span></text:p>
            <text:p text:style-name="P10"><text:span text:style-name="T7"><text:s text:c="2"/></text:span><text:span text:style-name="T7">...</text:span></text:p>
            <text:p text:style-name="P10"><text:span text:style-name="T7">} s_i;</text:span></text:p>
            <text:p text:style-name="P10"><text:span text:style-name="T8"/></text:p>
            <text:p text:style-name="P10"><text:span text:style-name="T7">void g(struct s ss);</text:span></text:p>
            <text:p text:style-name="P10"><text:span text:style-name="T7">g(s_i);</text:span></text:p>
            <text:p text:style-name="P10"><text:span text:style-name="T8"/></text:p>
            <text:p text:style-name="P10"><text:span text:style-name="T7">void g_(struct s* sp);</text:span></text:p>
            <text:p text:style-name="P10"><text:span text:style-name="T7">g(&amp;s_i)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8" draw:text-style-name="P3" draw:layer="layout" svg:width="20.478cm" svg:height="13.675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0"><text:span text:style-name="T8"/></text:p>
            <text:p text:style-name="P10"><text:span text:style-name="T7">int* b_p;</text:span></text:p>
            <text:p text:style-name="P10"><text:span text:style-name="T8"/></text:p>
            <text:p text:style-name="P10"><text:span text:style-name="T7">void f(int** b_pp) {</text:span></text:p>
            <text:p text:style-name="P10"><text:span text:style-name="T7"><text:s text:c="2"/></text:span><text:span text:style-name="T7">int* i_p;</text:span></text:p>
            <text:p text:style-name="P10"><text:span text:style-name="T8"/></text:p>
            <text:p text:style-name="P10"><text:span text:style-name="T7"><text:s text:c="2"/></text:span><text:span text:style-name="T7">i_p = (int* )malloc(sizeof(int));</text:span></text:p>
            <text:p text:style-name="P10"><text:span text:style-name="T7"><text:s text:c="2"/></text:span><text:span text:style-name="T7">*i_p = 7;</text:span></text:p>
            <text:p text:style-name="P10"><text:span text:style-name="T8"/></text:p>
            <text:p text:style-name="P10"><text:span text:style-name="T7"><text:s text:c="2"/></text:span><text:span text:style-name="T7">*b_pp = i_p;</text:span></text:p>
            <text:p text:style-name="P10"><text:span text:style-name="T7">}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8" draw:text-style-name="P3" draw:layer="layout" svg:width="20.478cm" svg:height="13.675cm" svg:x="4.022cm" svg:y="3.175cm">
          <draw:text-box>
            <text:p text:style-name="P7"><text:span text:style-name="T16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10"><text:span text:style-name="T7">$ gcc -lpthread prog.c</text:span></text:p>
            <text:p text:style-name="P10"><text:span text:style-name="T7">$ ls</text:span></text:p>
            <text:p text:style-name="P10"><text:span text:style-name="T7">gcc.c <text:s text:c="3"/>a.out</text:span></text:p>
            <text:p text:style-name="P10"><text:span text:style-name="T7">$ ./a.out</text:span></text:p>
            <text:p text:style-name="P10"><text:span text:style-name="T7">[compiliertes prog.c wird ausgeführt]</text:span></text:p>
            <text:p text:style-name="P10"><text:span text:style-name="T8"/></text:p>
            <text:p text:style-name="P7"><text:span text:style-name="T4"><text:s/></text:span><text:span text:style-name="T7">-lpthread </text:span><text:span text:style-name="T4">sagt dem Linker, dass es die pthread Bibliothek zum ausführbaren Programm binden soll</text:span></text:p>
            <text:p text:style-name="P7"><text:span text:style-name="T4">mehr Info:</text:span></text:p>
            <text:p text:style-name="P14"><text:span text:style-name="T7"/></text:p>
            <text:p text:style-name="P14"><text:span text:style-name="T7">$ man gcc; info gcc</text:span></text:p>
            <text:p text:style-name="P15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5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9" draw:text-style-name="P3" draw:layer="layout" svg:width="20.478cm" svg:height="15.884cm" svg:x="4.022cm" svg:y="3.175cm">
          <draw:text-box>
            <text:p text:style-name="P7"><text:span text:style-name="T16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10"><text:span text:style-name="T7">$ cat Makefile</text:span></text:p>
            <text:p text:style-name="P10"><text:span text:style-name="T7">prog: prog.c</text:span></text:p>
            <text:p text:style-name="P10"><text:span text:style-name="T7"><text:s text:c="3"/></text:span><text:span text:style-name="T7">gcc prog.c -lpthread -o prog</text:span></text:p>
            <text:p text:style-name="P10"><text:span text:style-name="T7">$ make</text:span></text:p>
            <text:p text:style-name="P10"><text:span text:style-name="T7">[ Compilation beginnt, “prog” wird erstellt ]</text:span></text:p>
            <text:p text:style-name="P7"><text:span text:style-name="T4"/></text:p>
            <text:p text:style-name="P14"><text:span text:style-name="T7">prog</text:span><text:span text:style-name="T4"> ist ein Ziel bzw. eine Datei. <text:s/>Die Erstellung von </text:span><text:span text:style-name="T7">prog</text:span><text:span text:style-name="T4"> hängt vom Vorhandensein von </text:span><text:span text:style-name="T7">prog.c</text:span><text:span text:style-name="T4"> ab. Das heisst auch, dass </text:span><text:span text:style-name="T7">prog</text:span><text:span text:style-name="T4"> neu erstellt werden muss, sobald sich </text:span><text:span text:style-name="T7">prog.c</text:span><text:span text:style-name="T4"> ändert. Das Rezept, um </text:span><text:span text:style-name="T7">prog</text:span><text:span text:style-name="T4"> zu erstellen folgt in der nächsten Zeile und ist eine Shell Anweisung. Die Rezept Zeile </text:span><text:span text:style-name="T16">muss </text:span><text:span text:style-name="T4">zwingend mit einem Tabulator anfangen. Im obigen Rezept sieht man, dass der Compiler das Programm namens </text:span><text:span text:style-name="T7">prog</text:span><text:span text:style-name="T4"> erstellt - somit ist das Ziel erreicht.</text:span></text:p>
            <text:p text:style-name="P14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2" svg:font-family="Courier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Gothic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09-02-23T21:53:54</dc:date>
    <meta:print-date>2004-10-26T11:58:04</meta:print-date>
    <dc:language>en-US</dc:language>
    <meta:editing-cycles>9</meta:editing-cycles>
    <meta:editing-duration>P9DT17H26M8S</meta:editing-duration>
    <meta:document-statistic meta:object-count="328"/>
    <meta:user-defined meta:name="Info 1"/>
    <meta:user-defined meta:name="Info 2"/>
    <meta:user-defined meta:name="Info 3"/>
    <meta:user-defined meta:name="Info 4"/>
  </office:meta>
</office:document-meta>
</file>